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1808_410826070"/><text:bookmark-start text:name="__DdeLink__387_202468152"/>Meno: Michal Korbela </text:p>
      <text:p text:style-name="Standard">trieda: sexta </text:p>
      <text:p text:style-name="Standard">škola: Gymnázium J.J. Bánovce </text:p>
      <text:p text:style-name="Standard">úloha č.4<text:bookmark-end text:name="__DdeLink__1808_410826070"/><text:bookmark-end text:name="__DdeLink__387_202468152"/></text:p>
      <text:p text:style-name="Standard"/>
      <text:p text:style-name="Standard"/>
      <text:p text:style-name="Standard">Keď sa pozrieme, tak v 0. kroku máme všetky základné prvky.</text:p>
      <text:p text:style-name="Standard">V 1. kroku vieme spraviť prvky, ktoré potrebujú len základné prvky.</text:p>
      <text:p text:style-name="Standard">V 2. kroku vieme spraviť len prvky, ktoré potrebovali aspoň jeden prvok, ktorý sme vyrobili v 1. ťahu a 2. mohol byť aj z 0. ťahu – základný.</text:p>
      <text:p text:style-name="Standard">V 3. ťahu zas môžeme vyrobiť len prvky, ktoré potrebovali prvok vyrobený v 2. ťahu – keby nepotrebovali, tak sa dajú vyrobiť už skôr.</text:p>
      <text:p text:style-name="Standard">Atd .</text:p>
      <text:p text:style-name="Standard"/>
      <text:p text:style-name="Standard"/>
      <text:p text:style-name="Standard">Preto môžeme uvažovať:</text:p>
      <text:p text:style-name="Standard">Ak vyrobíme nejaký prvok, tak potom sa pozrieme na všetky prvky, ktoré tento prvok potrebovali k svojej výrobe. Ak sa dajú vyrobiť, tak ich vyrobíme a ak nie, tak sa budú vyrobiť v budúcich <text:s/>ťahoch.</text:p>
      <text:p text:style-name="Standard"/>
      <text:p text:style-name="Standard">Keďže každé pravidlo potrebuje max 2 rôzne prvky na výrobu, tak sa ho pokúsime vyrobiť max 2 krát, čiže konštantný počet.</text:p>
      <text:p text:style-name="Standard"/>
      <text:p text:style-name="Standard">Takže keďže každé pravidlo použijeme konštantný počet krát, tak časová zložitosť bude <text:bookmark-start text:name="__DdeLink__5_2115240210"/>O(m)<text:bookmark-end text:name="__DdeLink__5_2115240210"/> – m je počet pravidiel </text:p>
      <text:p text:style-name="Standard">Ale keďže musíme načítať ešte počiatočné prvky, tak zložitosť bude O(m+n) – n je počet základných prvkov- musíme ich načítať a keď budeme vypisovať, tak určite vypíšeme všetky základné, ktoré sme aj načítali a aj všetky tie, ktoré sme museli vyrobiť pomocou nejakého pravidla – tam je už zložitosť zahrnutá.</text:p>
      <text:p text:style-name="Standard"/>
      <text:p text:style-name="Standard">Keď už vyrobíme nejaký prvok, tak jeho minimálny počet krokov na výrobu potrebuje o 1 viac krokov ako ten, ktorý bol vyrobený v predchádzajúcom ťahu.</text:p>
      <text:p text:style-name="Standard"/>
      <text:p text:style-name="Standard"/>
      <text:p text:style-name="Standard"/>
      <text:p text:style-name="Standard">-či je vyrobený</text:p>
      <text:p text:style-name="Standard">-koľko krokov potrebujeme na výrobu tohto prvku</text:p>
      <text:p text:style-name="Standard">-pravidlá na jeho výrobu</text:p>
      <text:p text:style-name="Standard">-práve vyrobené prvky</text:p>
      <text:p text:style-name="Standard"/>
      <text:p text:style-name="Standard">Pamäť – pre každý prvok si zapamätáme konštantný počet údajov O(k) – k - počet prvkov</text:p>
      <text:p text:style-name="Standard">a ešte si zapamätáme pravidlá, takže O(k+m)</text:p>
      <text:p text:style-name="Standard"/>
      <text:p text:style-name="Standard"/>
      <text:p text:style-name="Standard">#include&lt;iostream&gt; </text:p>
      <text:p text:style-name="Standard">#include&lt;cstdio&gt; </text:p>
      <text:p text:style-name="Standard">#include&lt;vector&gt; </text:p>
      <text:p text:style-name="Standard">using namespace std; </text:p>
      <text:p text:style-name="Standard"/>
      <text:p text:style-name="Standard"/>
      <text:p text:style-name="Standard">struct pol{ </text:p>
      <text:p text:style-name="Standard">int c; </text:p>
      <text:p text:style-name="Standard"><text:soft-page-break/>int b; </text:p>
      <text:p text:style-name="Standard">}; </text:p>
      <text:p text:style-name="Standard"/>
      <text:p text:style-name="Standard"/>
      <text:p text:style-name="Standard">int mina=210000; </text:p>
      <text:p text:style-name="Standard">vector&lt; vector&lt; pol &gt; &gt; prvky; <text:tab/><text:tab/>//práve vyrobené prvky</text:p>
      <text:p text:style-name="Standard">vector&lt;pol&gt;::iterator it; </text:p>
      <text:p text:style-name="Standard"><text:s/></text:p>
      <text:p text:style-name="Standard">bool zakl[200009]; <text:tab/><text:tab/><text:tab/><text:tab/>//na začiatku základné prvky neskôr všetky vyrobené</text:p>
      <text:p text:style-name="Standard">int kroky[200009]; <text:tab/><text:tab/><text:tab/><text:tab/>//počet krokov pre daný prvok</text:p>
      <text:p text:style-name="Standard">int prvk[200009]; <text:tab/><text:tab/><text:tab/><text:tab/>//práve vyrobené prvky</text:p>
      <text:p text:style-name="Standard">int poc=0;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t main(){ </text:p>
      <text:p text:style-name="Standard">int k,m,n; </text:p>
      <text:p text:style-name="Standard"/>
      <text:p text:style-name="Standard"/>
      <text:p text:style-name="Standard">prvky.resize(200009); </text:p>
      <text:p text:style-name="Standard"/>
      <text:p text:style-name="Standard"/>
      <text:p text:style-name="Standard"/>
      <text:p text:style-name="Standard">cin&gt;&gt;k&gt;&gt;n&gt;&gt;m; </text:p>
      <text:p text:style-name="Standard"/>
      <text:p text:style-name="Standard"/>
      <text:p text:style-name="Standard"/>
      <text:p text:style-name="Standard">for(int i=0; i&lt;n; i++){ </text:p>
      <text:p text:style-name="Standard">int temp; </text:p>
      <text:p text:style-name="Standard">cin&gt;&gt;temp; </text:p>
      <text:p text:style-name="Standard">zakl[temp]=true; <text:tab/><text:tab/><text:tab/><text:tab/><text:tab/>//načítame základné prvky</text:p>
      <text:p text:style-name="Standard">kroky[temp]=0; <text:tab/><text:tab/><text:tab/><text:tab/><text:tab/>//na ich výrobu potrebujeme 0 krokov</text:p>
      <text:p text:style-name="Standard">prvk[poc++]=temp; <text:tab/><text:tab/><text:tab/><text:tab/><text:tab/>//a sú to aj práve vyrobené prvky v 0 ťahu</text:p>
      <text:p text:style-name="Standard">} </text:p>
      <text:p text:style-name="Standard"/>
      <text:p text:style-name="Standard"/>
      <text:p text:style-name="Standard"/>
      <text:p text:style-name="Standard">for(int i=0; i&lt;m; i++){ </text:p>
      <text:p text:style-name="Standard"/>
      <text:p text:style-name="Standard">int a,b,c; </text:p>
      <text:p text:style-name="Standard">cin&gt;&gt;a&gt;&gt;b&gt;&gt;c; <text:tab/><text:tab/><text:tab/><text:tab/><text:tab/>//načítame pravidlá</text:p>
      <text:p text:style-name="Standard">pol temp; <text:tab/><text:tab/><text:tab/><text:tab/><text:tab/><text:tab/>//vytvoríme štruktru</text:p>
      <text:p text:style-name="Standard">temp.c=c; <text:tab/><text:tab/><text:tab/><text:tab/><text:tab/><text:tab/></text:p>
      <text:p text:style-name="Standard">temp.b=b; </text:p>
      <text:p text:style-name="Standard">prvky[a].push_back(temp); <text:tab/><text:tab/><text:tab/><text:tab/>//a prvok sa dá vyrobiť buď ak je práve vyrobený jeden z nich</text:p>
      <text:p text:style-name="Standard"><text:soft-page-break/>temp.b=a; </text:p>
      <text:p text:style-name="Standard">prvky[b].push_back(temp); </text:p>
      <text:p text:style-name="Standard"/>
      <text:p text:style-name="Standard">} </text:p>
      <text:p text:style-name="Standard"/>
      <text:p text:style-name="Standard">int zac=0,kon=poc-1,krok=1; </text:p>
      <text:p text:style-name="Standard"/>
      <text:p text:style-name="Standard">while(kon+1&lt;k){ <text:tab/><text:tab/><text:tab/><text:tab/><text:tab/>//pokiaľ nie sú vyrobené všetky prvky</text:p>
      <text:p text:style-name="Standard"/>
      <text:p text:style-name="Standard"/>
      <text:p text:style-name="Standard">for(int i=zac; i&lt;=kon; i++){ <text:tab/><text:tab/><text:tab/><text:tab/>//pokiaľ nie sú minuté všetky práve vyrobené prvky</text:p>
      <text:p text:style-name="Standard">for(it=prvky[prvk[i]].begin(); it&lt;prvky[prvk[i]].end(); it++){ <text:tab/>//pozrieme sa na všetky pravidlá, ktoré potrebujú práve vyrobený prvok</text:p>
      <text:p text:style-name="Standard"/>
      <text:p text:style-name="Standard"><text:tab/>if(zakl[(*it).b]==true &amp;&amp; kroky[(*it).b]&lt;krok &amp;&amp; zakl[(*it).c]!=true) { //pokiaľ je už druhý prvok vyrobený a nebol vyrobený <text:s/>tomto ťahu a prvok ktorý chceme vyrobiť ešte nieje vyrobený</text:p>
      <text:p text:style-name="Standard"><text:tab/>prvk[poc++]=(*it).c; <text:tab/><text:tab/><text:tab/><text:tab/><text:tab/>//označíme prvok ako práve vyrobený</text:p>
      <text:p text:style-name="Standard"><text:tab/>kroky[(*it).c]=krok; <text:tab/><text:tab/><text:tab/><text:tab/><text:tab/>//zapíšeme mu kroky</text:p>
      <text:p text:style-name="Standard"><text:tab/>zakl[(*it).c]=true; <text:tab/><text:tab/><text:tab/><text:tab/><text:tab/>//označíme prvok ako vyrobený</text:p>
      <text:p text:style-name="Standard"><text:tab/>} </text:p>
      <text:p text:style-name="Standard">} </text:p>
      <text:p text:style-name="Standard"/>
      <text:p text:style-name="Standard">} </text:p>
      <text:p text:style-name="Standard">zac=kon+1; <text:tab/><text:tab/><text:tab/><text:tab/><text:tab/><text:tab/><text:tab/>//pozrieme sa na ďalšie práve vyrobené prvky</text:p>
      <text:p text:style-name="Standard">kon=poc-1; </text:p>
      <text:p text:style-name="Standard">krok++; <text:tab/><text:tab/><text:tab/><text:tab/><text:tab/><text:tab/><text:tab/>//zvýšime počet krokov</text:p>
      <text:p text:style-name="Standard"/>
      <text:p text:style-name="Standard">} </text:p>
      <text:p text:style-name="Standard"/>
      <text:p text:style-name="Standard">for(int i=1; i&lt;=k; i++) printf("%d\n",kroky[i]); <text:tab/><text:tab/>//vypíšem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}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03-10T13:44:35</meta:creation-date>
    <dc:date>2012-03-12T18:14:26</dc:date>
    <dc:creator>kabell </dc:creator>
    <meta:editing-duration>PT5H2M19S</meta:editing-duration>
    <meta:editing-cycles>5</meta:editing-cycles>
    <meta:generator>LibreOffice/3.4$Unix LibreOffice_project/340m1$Build-402</meta:generator>
    <meta:document-statistic meta:table-count="0" meta:image-count="0" meta:object-count="0" meta:page-count="3" meta:paragraph-count="75" meta:word-count="494" meta:character-count="3380" meta:non-whitespace-character-count="2824"/>
  </office:meta>
</office:document-meta>
</file>